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E20000011328C470B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8cm" svg:height="13.8cm" svg:x="0cm" svg:y="3.2cm">
          <draw:image xlink:href="Pictures/10000000000002E20000011328C470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3-01-24T15:49:11</meta:creation-date>
    <dc:date>2013-01-24T15:50:31</dc:date>
    <dc:creator>Jefferson Gomes</dc:creator>
    <meta:editing-duration>P0D</meta:editing-duration>
    <meta:editing-cycles>1</meta:editing-cycles>
    <meta:document-statistic meta:object-count="24"/>
    <meta:generator>LibreOffice/3.5$Linux_X86_64 LibreOffice_project/350m1$Build-2</meta:generator>
  </office:meta>
</office:document-meta>
</file>